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5ed" officeooo:paragraph-rsid="000c05ed"/>
    </style:style>
    <style:style style:name="P2" style:family="paragraph" style:parent-style-name="Standard">
      <style:text-properties officeooo:rsid="000c05ed" officeooo:paragraph-rsid="000dcf60"/>
    </style:style>
    <style:style style:name="P3" style:family="paragraph" style:parent-style-name="Standard">
      <style:text-properties officeooo:rsid="000dcf60" officeooo:paragraph-rsid="000dcf60"/>
    </style:style>
    <style:style style:name="P4" style:family="paragraph" style:parent-style-name="Standard">
      <style:text-properties officeooo:paragraph-rsid="000dcf60"/>
    </style:style>
    <style:style style:name="P5" style:family="paragraph" style:parent-style-name="Standard">
      <style:text-properties fo:font-weight="bold" officeooo:rsid="000c05ed" officeooo:paragraph-rsid="000c05ed" style:font-weight-asian="bold" style:font-weight-complex="bold"/>
    </style:style>
    <style:style style:name="P6" style:family="paragraph" style:parent-style-name="Standard">
      <style:text-properties fo:font-weight="bold" officeooo:rsid="000dcf60" officeooo:paragraph-rsid="000dcf60" style:font-weight-asian="bold" style:font-weight-complex="bold"/>
    </style:style>
    <style:style style:name="P7" style:family="paragraph" style:parent-style-name="Standard">
      <style:text-properties fo:font-weight="bold" officeooo:rsid="000f4ffe" officeooo:paragraph-rsid="000f4ffe" style:font-weight-asian="bold" style:font-weight-complex="bold"/>
    </style:style>
    <style:style style:name="T1" style:family="text">
      <style:text-properties officeooo:rsid="000dcf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4f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 Store Informationen für Retro Machines:</text:p>
      <text:p text:style-name="P1"/>
      <text:p text:style-name="P1"><text:span text:style-name="T2">Titel:</text:span> Retro Machines</text:p>
      <text:p text:style-name="P1"/>
      <text:p text:style-name="P5">Kurzbeschreibung:</text:p>
      <text:p text:style-name="P1"/>
      <text:p text:style-name="P1">Fordernde Mischung aus Jump'n'Run und kniffeligen Rätseln in witzigem Retrolook.</text:p>
      <text:p text:style-name="P1"/>
      <text:p text:style-name="P1"/>
      <text:p text:style-name="P5">Detailbeschreibung.</text:p>
      <text:p text:style-name="P1"/>
      <text:p text:style-name="P1">Bist du auf der Suche nach einem Puzzle-Spiel der etwas anderen Art. Dann ist Retro Machines genau das richtige für dich. Es verbindet klassisches 2D Jump'n'Run mit kniffeligen Rätseln in witzigem Retrolook. Doch Vorsicht: Suchtgefahr!</text:p>
      <text:p text:style-name="P1"/>
      <text:p text:style-name="P1">Besondere Features:</text:p>
      <text:p text:style-name="P1"/>
      <text:p text:style-name="P1">- Auswahl des Spielcharakters</text:p>
      <text:p text:style-name="P1">- Ausführliches Tutorial</text:p>
      <text:p text:style-name="P1">- 10 packende Level</text:p>
      <text:p text:style-name="P1">- Verstecktes Easter-Egg in Level 9</text:p>
      <text:p text:style-name="P1">- Völlig kostenlos</text:p>
      <text:p text:style-name="P1"/>
      <text:p text:style-name="P1">Neugierig geworden? Gleich herunterladen und loslegen!</text:p>
      <text:p text:style-name="P1"/>
      <text:p text:style-name="P1">Weitere Informationen:</text:p>
      <text:p text:style-name="P2">Dieses Spiel entstand im Rahmen der Pf<text:span text:style-name="T4">li</text:span>chtveranstaltung „Praxis der Softwareentwicklung“ für Studierende der Fachrichtung Informatik am Karlsruhe Institut für Technologie. </text:p>
      <text:p text:style-name="P3">Ziel war es eine Android-App zu entwickeln die Kindern ab 8 Jahren spielerisch den Lambdakalkül vermittelt, welches ein zentrales Element der theoretischen Informatik darstellt.</text:p>
      <text:p text:style-name="P2"><text:span text:style-name="T1">Wir finden es ist eine vorzeigbare App entstanden auf die wir sehr stolz sind.</text:span></text:p>
      <text:p text:style-name="P2"/>
      <text:p text:style-name="P4"><text:span text:style-name="T1">Wir bedanken uns beim Institut für Programmstrukturen und Datenorganisation für die Möglichkeit das Spiel im Play Store anbieten zu dürfen.</text:span></text:p>
      <text:p text:style-name="P1"/>
      <text:p text:style-name="P3">Auch wenn Kinder die Zielgruppe darstellen, sind dennoch auch Erwachsene herzlich dazu eingeladen, das Spiel herunterzuladen und ausgiebig zu testen.</text:p>
      <text:p text:style-name="P3"/>
      <text:p text:style-name="P3">Über Kommentare und Bewertungen würden wir uns auch freuen. </text:p>
      <text:p text:style-name="P3">Dies gilt gleichermaßen für Lobeshymnen, wie für konstruktive Kritik. </text:p>
      <text:p text:style-name="P3"/>
      <text:p text:style-name="P3"/>
      <text:p text:style-name="P3">Das Retro-Factory Team</text:p>
      <text:p text:style-name="P3"/>
      <text:p text:style-name="P6">Detailbeschreibung(Englisch)</text:p>
      <text:p text:style-name="P6"/>
      <text:p text:style-name="P6">//TODO</text:p>
      <text:p text:style-name="P6"/>
      <text:p text:style-name="P6">Type:<text:span text:style-name="T3"> Phone, 7-inch tablet, 10-inch Tablet</text:span></text:p>
      <text:p text:style-name="P6"/>
      <text:p text:style-name="P7">URL's: <text:span text:style-name="T3">IPD: </text:span><text:a xlink:type="simple" xlink:href="https://www.informatik.kit.edu/257.php"><text:span text:style-name="T3">https://www.informatik.kit.edu/257.php</text:span></text:a></text:p>
      <text:p text:style-name="P7"><text:span text:style-name="T3"><text:tab/> github: https://github.com/Die-anonymen-PSEler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2:50:39.680033424</meta:creation-date>
    <dc:date>2015-04-02T13:29:15.518007981</dc:date>
    <meta:editing-duration>PT6M25S</meta:editing-duration>
    <meta:editing-cycles>1</meta:editing-cycles>
    <meta:document-statistic meta:table-count="0" meta:image-count="0" meta:object-count="0" meta:page-count="2" meta:paragraph-count="27" meta:word-count="218" meta:character-count="1678" meta:non-whitespace-character-count="1482"/>
    <meta:generator>LibreOffice/4.2.7.2$Linux_X86_64 LibreOffice_project/420m0$Build-2</meta:generator>
  </office:meta>
</office:document-meta>
</file>